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4.4083in" fo:margin-left="-0.075in" fo:margin-top="0in" fo:margin-bottom="0in" table:align="left" style:writing-mode="lr-tb"/>
    </style:style>
    <style:style style:name="Table1.A" style:family="table-column">
      <style:table-column-properties style:column-width="1.4264in"/>
    </style:style>
    <style:style style:name="Table1.B" style:family="table-column">
      <style:table-column-properties style:column-width="2.9813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7"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1.8819in" fo:margin-left="-0.075in" fo:margin-top="0in" fo:margin-bottom="0in" table:align="left" style:writing-mode="lr-tb"/>
    </style:style>
    <style:style style:name="Table2.A" style:family="table-column">
      <style:table-column-properties style:column-width="1.5306in"/>
    </style:style>
    <style:style style:name="Table2.B" style:family="table-column">
      <style:table-column-properties style:column-width="0.3507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7"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5.6542in" fo:margin-left="-0.075in" fo:margin-top="0in" fo:margin-bottom="0in" table:align="left" style:writing-mode="lr-tb"/>
    </style:style>
    <style:style style:name="Table3.A" style:family="table-column">
      <style:table-column-properties style:column-width="2.5125in"/>
    </style:style>
    <style:style style:name="Table3.B" style:family="table-column">
      <style:table-column-properties style:column-width="3.141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10" style:family="table-row">
      <style:table-row-properties fo:keep-together="always"/>
    </style:style>
    <style:style style:name="Table3.A13"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7.1167in" fo:margin-left="-0.075in" fo:margin-top="0in" fo:margin-bottom="0in" table:align="left" style:writing-mode="lr-tb"/>
    </style:style>
    <style:style style:name="Table4.A" style:family="table-column">
      <style:table-column-properties style:column-width="1.1743in"/>
    </style:style>
    <style:style style:name="Table4.B" style:family="table-column">
      <style:table-column-properties style:column-width="5.9417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10"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2.9854in" fo:margin-left="-0.075in" fo:margin-top="0in" fo:margin-bottom="0in" table:align="left" style:writing-mode="lr-tb"/>
    </style:style>
    <style:style style:name="Table5.A" style:family="table-column">
      <style:table-column-properties style:column-width="1.4882in"/>
    </style:style>
    <style:style style:name="Table5.B" style:family="table-column">
      <style:table-column-properties style:column-width="1.4965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9"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Heading_20_5" style:list-style-name="">
      <style:paragraph-properties fo:margin-left="0in" fo:margin-right="0in" fo:text-indent="0in" style:auto-text-indent="false"/>
      <style:text-properties style:font-name="Times New Roman" fo:font-size="18pt" fo:language="en" fo:country="US" style:font-size-asian="18pt" style:language-asian="en" style:country-asian="US"/>
    </style:style>
    <style:style style:name="P2" style:family="paragraph" style:parent-style-name="Heading_20_5" style:list-style-name="">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5" style:family="paragraph" style:parent-style-name="Standard">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6" style:family="paragraph" style:parent-style-name="Standard">
      <style:paragraph-properties fo:margin-left="0in" fo:margin-right="0in" fo:text-indent="0in" style:auto-text-indent="false"/>
      <style:text-properties style:font-name="Times New Roman" fo:font-size="10pt" fo:language="en" fo:country="US" fo:font-style="italic" style:font-size-asian="10pt" style:language-asian="en" style:country-asian="US" style:font-style-asian="italic"/>
    </style:style>
    <style:style style:name="P7" style:family="paragraph" style:parent-style-name="Standard">
      <style:paragraph-properties fo:margin-left="0in" fo:margin-right="0in" fo:text-indent="0in" style:auto-text-indent="false"/>
      <style:text-properties style:font-name="Times New Roman" fo:font-size="9pt" fo:language="en" fo:country="US" style:font-size-asian="9pt" style:language-asian="en" style:country-asian="US"/>
    </style:style>
    <style:style style:name="P8" style:family="paragraph" style:parent-style-name="Standard">
      <style:paragraph-properties fo:margin-left="0in" fo:margin-right="0in" fo:text-indent="0in" style:auto-text-indent="false"/>
      <style:text-properties style:font-name="Times New Roman" fo:font-size="14pt" fo:language="en" fo:country="US" style:font-size-asian="14pt" style:language-asian="en" style:country-asian="US"/>
    </style:style>
    <style:style style:name="P9" style:family="paragraph" style:parent-style-name="Standard">
      <style:paragraph-properties fo:margin-left="0in" fo:margin-right="0in" fo:text-indent="0in" style:auto-text-indent="false">
        <style:tab-stops/>
      </style:paragraph-properties>
    </style:style>
    <style:style style:name="P10" style:family="paragraph" style:parent-style-name="Standard">
      <style:paragraph-properties fo:margin-left="0in" fo:margin-right="0in" fo:text-align="center" style:justify-single-word="false" fo:text-indent="0in" style:auto-text-indent="false"/>
    </style:style>
    <style:style style:name="P11" style:family="paragraph" style:parent-style-name="Standard">
      <style:paragraph-properties fo:margin-left="0in" fo:margin-right="0in" fo:text-align="center" style:justify-single-word="false" fo:text-indent="0in" style:auto-text-indent="false">
        <style:tab-stops/>
      </style:paragraph-properties>
    </style:style>
    <style:style style:name="P12" style:family="paragraph" style:parent-style-name="Heading_20_1" style:list-style-name="">
      <style:paragraph-properties fo:margin-left="0in" fo:margin-right="0in" fo:text-indent="0in" style:auto-text-indent="false">
        <style:tab-stops/>
      </style:paragraph-properties>
    </style:style>
    <style:style style:name="P13" style:family="paragraph" style:parent-style-name="Heading_20_1" style:list-style-name="">
      <style:paragraph-properties fo:margin-left="0in" fo:margin-right="0in" fo:text-align="center" style:justify-single-word="false" fo:text-indent="0in" style:auto-text-indent="false">
        <style:tab-stops/>
      </style:paragraph-properties>
    </style:style>
    <style:style style:name="P14" style:family="paragraph" style:parent-style-name="Preformatted" style:master-page-name="Standard">
      <style:paragraph-properties fo:margin-left="0in" fo:margin-right="0in" fo:orphans="2" fo:widows="2" fo:text-indent="0in" style:auto-text-indent="false" style:page-number="auto"/>
    </style:style>
    <style:style style:name="P15" style:family="paragraph" style:parent-style-name="Heading_20_3" style:list-style-name="">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0pt" fo:language="en" fo:country="US" fo:font-style="italic" style:font-size-asian="10pt" style:language-asian="en" style:country-asian="US" style:font-style-asian="italic"/>
    </style:style>
    <style:style style:name="T5" style:family="text">
      <style:text-properties style:font-name="Times New Roman" fo:font-size="18pt" fo:language="en" fo:country="US" style:font-size-asian="18pt" style:language-asian="en" style:country-asian="US"/>
    </style:style>
    <style:style style:name="T6" style:family="text">
      <style:text-properties style:font-name="Times New Roman" fo:font-weight="bold" style:font-weight-asian="bold"/>
    </style:style>
    <style:style style:name="T7" style:family="text">
      <style:text-properties style:font-name="Times New Roman" fo:font-size="12pt" fo:language="en" fo:country="US" style:font-size-asian="12pt" style:language-asian="en" style:country-asian="US"/>
    </style:style>
    <style:style style:name="T8" style:family="text">
      <style:text-properties style:font-name="Times New Roman" fo:font-size="11pt" fo:language="en" fo:country="US" style:font-size-asian="11pt" style:language-asian="en" style:country-asian="US"/>
    </style:style>
    <style:style style:name="T9" style:family="text">
      <style:text-properties style:font-name="Times New Roman" fo:font-size="14pt" fo:language="en" fo:country="US" style:font-size-asian="14pt" style:language-asian="en" style:country-asian="US"/>
    </style:style>
    <style:style style:name="T10" style:family="text">
      <style:text-properties fo:font-weight="normal" style:font-weight-asian="normal"/>
    </style:style>
    <style:style style:name="T11" style:family="text">
      <style:text-properties style:text-position="super 58%" style:font-name="Times New Roman"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2">This material is Open Game Content, and is licensed for public use under the terms of the Open Game License v1.0a.</text:span></text:p>
      <text:h text:style-name="P15" text:outline-level="3"><text:span text:style-name="T5">PSIONIC SKILLS</text:span></text:h>
      <text:h text:style-name="P1" text:outline-level="5"/>
      <text:h text:style-name="P2" text:outline-level="5"><text:span text:style-name="T5">SKILL DESCRIPTIONS</text:span></text:h>
      <text:p text:style-name="P3"><text:span text:style-name="T2">The skills below relate to the use of psionics. In addition to three new skills (Autohypnosis, Psicraft, and Use Psionic Device), a new category is provided for the Knowledge skill, and new uses are given for Concentration.</text:span></text:p>
      <text:p text:style-name="P7"/>
      <table:table table:name="Table1" table:style-name="Table1">
        <table:table-column table:style-name="Table1.A"/>
        <table:table-column table:style-name="Table1.B"/>
        <table:table-row table:style-name="Table1.1">
          <table:table-cell table:style-name="Table1.A1" table:number-columns-spanned="2" office:value-type="string">
            <text:p text:style-name="P9"><text:span text:style-name="T6">Table: Skill Synergies</text:span></text:p>
          </table:table-cell>
          <table:covered-table-cell/>
        </table:table-row>
        <table:table-row table:style-name="Table1.2">
          <table:table-cell table:style-name="Table1.A2" office:value-type="string">
            <text:p text:style-name="P9"><text:span text:style-name="T6">5 or more ranks in. . . </text:span></text:p>
          </table:table-cell>
          <table:table-cell table:style-name="Table1.A2" office:value-type="string">
            <text:p text:style-name="P9"><text:span text:style-name="T6">Gives a +2 bonus on. . .</text:span></text:p>
          </table:table-cell>
        </table:table-row>
        <table:table-row table:style-name="Table1.2">
          <table:table-cell table:style-name="Table1.A2" office:value-type="string">
            <text:p text:style-name="P3"><text:span text:style-name="T1">Autohypnosis</text:span></text:p>
          </table:table-cell>
          <table:table-cell table:style-name="Table1.A2" office:value-type="string">
            <text:p text:style-name="P3"><text:span text:style-name="T1">Knowledge (psionics) checks</text:span></text:p>
          </table:table-cell>
        </table:table-row>
        <table:table-row table:style-name="Table1.2">
          <table:table-cell table:style-name="Table1.A2" office:value-type="string">
            <text:p text:style-name="P3"><text:span text:style-name="T1">Concentration</text:span></text:p>
          </table:table-cell>
          <table:table-cell table:style-name="Table1.A2" office:value-type="string">
            <text:p text:style-name="P3"><text:span text:style-name="T1">Autohypnosis checks</text:span></text:p>
          </table:table-cell>
        </table:table-row>
        <table:table-row table:style-name="Table1.2">
          <table:table-cell table:style-name="Table1.A2" office:value-type="string">
            <text:p text:style-name="P3"><text:span text:style-name="T1">Knowledge (psionics)</text:span></text:p>
          </table:table-cell>
          <table:table-cell table:style-name="Table1.A2" office:value-type="string">
            <text:p text:style-name="P3"><text:span text:style-name="T1">Psicraft</text:span></text:p>
          </table:table-cell>
        </table:table-row>
        <table:table-row table:style-name="Table1.2">
          <table:table-cell table:style-name="Table1.A2" office:value-type="string">
            <text:p text:style-name="P3"><text:span text:style-name="T1">Psicraft</text:span></text:p>
          </table:table-cell>
          <table:table-cell table:style-name="Table1.A2" office:value-type="string">
            <text:p text:style-name="P3"><text:span text:style-name="T1">Use Psionic Device checks involving power stones</text:span></text:p>
          </table:table-cell>
        </table:table-row>
        <table:table-row table:style-name="Table1.2">
          <table:table-cell table:style-name="Table1.A7" office:value-type="string">
            <text:p text:style-name="P9"><text:span text:style-name="T1">Use Psionic Device</text:span></text:p>
          </table:table-cell>
          <table:table-cell table:style-name="Table1.A7" office:value-type="string">
            <text:p text:style-name="P9"><text:span text:style-name="T1">Psicraft checks to address power stones</text:span></text:p>
          </table:table-cell>
        </table:table-row>
      </table:table>
      <text:p text:style-name="P8"/>
      <text:p text:style-name="P3"><text:span text:style-name="T7">AUTOHYPNOSIS</text:span><text:span text:style-name="T8"> </text:span><text:span text:style-name="T2">(WIS; TRAINED ONLY)</text:span></text:p>
      <text:p text:style-name="P3"><text:span text:style-name="T2">You have trained your mind to gain mastery over your body and the mind’s own deepest capabilities.</text:span></text:p>
      <text:p text:style-name="P3"><text:span text:style-name="T3">Check:</text:span><text:span text:style-name="T2"> The DC and the effect of a successful check depend on the task you attempt.</text:span></text:p>
      <table:table table:name="Table2" table:style-name="Table2">
        <table:table-column table:style-name="Table2.A"/>
        <table:table-column table:style-name="Table2.B"/>
        <text:soft-page-break/>
        <table:table-row table:style-name="Table2.1">
          <table:table-cell table:style-name="Table2.A1" office:value-type="string">
            <text:h text:style-name="P12" text:outline-level="1"><text:span text:style-name="T1">Task</text:span></text:h>
          </table:table-cell>
          <table:table-cell table:style-name="Table2.A1" office:value-type="string">
            <text:h text:style-name="P13" text:outline-level="1"><text:span text:style-name="T1">DC</text:span></text:h>
          </table:table-cell>
        </table:table-row>
        <table:table-row table:style-name="Table2.1">
          <table:table-cell table:style-name="Table2.A2" office:value-type="string">
            <text:p text:style-name="P9"><text:span text:style-name="T1">Ignore caltrop wound</text:span></text:p>
          </table:table-cell>
          <table:table-cell table:style-name="Table2.A2" office:value-type="string">
            <text:p text:style-name="P11"><text:span text:style-name="T1">18</text:span></text:p>
          </table:table-cell>
        </table:table-row>
        <table:table-row table:style-name="Table2.1">
          <table:table-cell table:style-name="Table2.A2" office:value-type="string">
            <text:p text:style-name="P3"><text:span text:style-name="T1">Memorize</text:span></text:p>
          </table:table-cell>
          <table:table-cell table:style-name="Table2.A2" office:value-type="string">
            <text:p text:style-name="P10"><text:span text:style-name="T1">15</text:span></text:p>
          </table:table-cell>
        </table:table-row>
        <table:table-row table:style-name="Table2.1">
          <table:table-cell table:style-name="Table2.A2" office:value-type="string">
            <text:p text:style-name="P3"><text:span text:style-name="T1">Resist dying</text:span></text:p>
          </table:table-cell>
          <table:table-cell table:style-name="Table2.A2" office:value-type="string">
            <text:p text:style-name="P10"><text:span text:style-name="T1">20</text:span></text:p>
          </table:table-cell>
        </table:table-row>
        <table:table-row table:style-name="Table2.1">
          <table:table-cell table:style-name="Table2.A2" office:value-type="string">
            <text:p text:style-name="P3"><text:span text:style-name="T1">Resist fear Fear effect</text:span></text:p>
          </table:table-cell>
          <table:table-cell table:style-name="Table2.A2" office:value-type="string">
            <text:p text:style-name="P10"><text:span text:style-name="T1">DC</text:span></text:p>
          </table:table-cell>
        </table:table-row>
        <table:table-row table:style-name="Table2.1">
          <table:table-cell table:style-name="Table2.A2" office:value-type="string">
            <text:p text:style-name="P3"><text:span text:style-name="T1">Tolerate poison Poison’s</text:span></text:p>
          </table:table-cell>
          <table:table-cell table:style-name="Table2.A2" office:value-type="string">
            <text:p text:style-name="P10"><text:span text:style-name="T1">DC</text:span></text:p>
          </table:table-cell>
        </table:table-row>
        <table:table-row table:style-name="Table2.1">
          <table:table-cell table:style-name="Table2.A7" office:value-type="string">
            <text:p text:style-name="P9"><text:span text:style-name="T1">Willpower</text:span></text:p>
          </table:table-cell>
          <table:table-cell table:style-name="Table2.A7" office:value-type="string">
            <text:p text:style-name="P11"><text:span text:style-name="T1">20</text:span></text:p>
          </table:table-cell>
        </table:table-row>
      </table:table>
      <text:p text:style-name="P3"><text:span text:style-name="T4">Ignore Caltrop Wound: </text:span><text:span text:style-name="T2">If you are wounded by stepping on a caltrop, your speed is reduced to one-half normal. A successful Autohypnosis check removes this movement penalty. The wound doesn’t go away—it is just ignored through self-persuasion.</text:span></text:p>
      <text:p text:style-name="P3"><text:span text:style-name="T4">Memorize: </text:span><text:span text:style-name="T2">You can attempt to memorize a long string of numbers, a long passage of verse, or some other particularly difficult piece of information (but you can’t memorize magical writing or similarly exotic scripts). Each successful check allows you to memorize a single page of text (up to 800 words), numbers, diagrams, or sigils (even if you don’t recognize their meaning). If a document is longer than one page, you can make additional checks for each additional page. You always retain this information; however, you can recall it only with another successful Autohypnosis check.</text:span></text:p>
      <text:p text:style-name="P3"><text:span text:style-name="T4">Resist Dying: </text:span><text:span text:style-name="T2">You can attempt to subconsciously prevent yourself from dying. If you have negative hit points and are losing hit points (at 1 per round, 1 per hour), you can substitute a DC 15 Autohypnosis check for your d% roll to see if you become stable. If the check is successful, you stop losing hit points (you do not gain any hit points, however, as a result of the check). You can substitute this check for the d% roll in later rounds if you are initially unsuccessful.</text:span></text:p>
      <text:p text:style-name="P3"><text:span text:style-name="T4">Resist Fear: </text:span><text:span text:style-name="T2">In response to any fear effect, you make a saving throw normally. If you fail the saving throw, you can make an Autohypnosis check on your next round even while overcome by fear. If your autohypnosis check meets or beats the DC for the fear effect, you shrug off the fear. On a failed check, the fear affects you normally, and you gain no further attempts to shrug off that particular fear effect.</text:span></text:p>
      <text:p text:style-name="P3"><text:span text:style-name="T4">Tolerate Poison: </text:span><text:span text:style-name="T2">You can choose to substitute an Autohypnosis check for a saving throw against any standard poison’s secondary damage or effect. This skill has no effect on the initial saving throw against poison.</text:span></text:p>
      <text:p text:style-name="P3"><text:span text:style-name="T4">Willpower: </text:span><text:span text:style-name="T2">If reduced to 0 hit points (disabled), you can make an Autohypnosis check. If successful, you can take a normal action while at 0 hit points without taking 1 point of damage. You must make a check for each strenuous action you want to take. A failed Autohypnosis check in this circumstance carries no direct penalty—you can choose not to take the strenuous action and thus avoid the hit point loss. If you do so anyway, you drop to –1 hit points, as normal when disabled.</text:span></text:p>
      <text:p text:style-name="P3"><text:span text:style-name="T3">Action:</text:span><text:span text:style-name="T2"> None. Making an Autohypnosis check doesn’t require an action; it is either a free action (when attempted reactively) or part of another action (when attempted actively).</text:span></text:p>
      <text:p text:style-name="P3"><text:span text:style-name="T3">Try Again: </text:span><text:span text:style-name="T2">Yes, for memorize and willpower uses, though a success doesn’t cancel the effects of a previous failure. No for the other uses.</text:span></text:p>
      <text:p text:style-name="P3"><text:span text:style-name="T3">Synergy: </text:span><text:span text:style-name="T2">If you have 5 or more ranks in Autohypnosis, you get a +2 bonus on Knowledge (psionics) checks.</text:span></text:p>
      <text:p text:style-name="P3"><text:span text:style-name="T2">If you have 5 or more ranks in Concentration, you get a +2 bonus on Autohypnosis checks.</text:span></text:p>
      <text:p text:style-name="P8"/>
      <text:p text:style-name="P3"><text:span text:style-name="T7">CONCENTRATION</text:span><text:span text:style-name="T9"> </text:span><text:span text:style-name="T2">(CON)</text:span></text:p>
      <text:p text:style-name="P3"><text:span text:style-name="T2">You are particularly good at focusing your mind. </text:span></text:p>
      <text:p text:style-name="P3"><text:span text:style-name="T2">The following are additional uses for the concentration skill.</text:span></text:p>
      <text:p text:style-name="P3"><text:span text:style-name="T3">Check:</text:span><text:span text:style-name="T2"> You must make a Concentration check whenever you might potentially be distracted (by taking damage, by harsh weather, and so on) while engaged in some action that requires your full attention. Such actions include manifesting a power, concentrating on an active power, directing a power, or using a psi-like ability.</text:span></text:p>
      <text:p text:style-name="P3"><text:span text:style-name="T2">If the Concentration check succeeds, you can continue with the action as normal. If the check fails, the action automatically fails and is wasted. If you were in the process of manifesting a power, the power points are lost. If you were concentrating on an active power, the power ends as if you had ceased concentrating on it. If you were directing a power, the direction fails but the power remains active. If you were using a psi-like ability, that use of the ability is lost.</text:span></text:p>
      <text:p text:style-name="P3"><text:span text:style-name="T2">The table below summarizes various types of distractions that cause you to make a Concentration check. If the distraction occurs while you are trying to manifest a power, you must add the level of the power you are trying to manifest to the appropriate Concentration DC.</text:span></text:p>
      <text:p text:style-name="P5"/>
      <table:table table:name="Table3" table:style-name="Table3">
        <table:table-column table:style-name="Table3.A"/>
        <table:table-column table:style-name="Table3.B"/>
        <table:table-row table:style-name="Table3.1">
          <table:table-cell table:style-name="Table3.A1" office:value-type="string">
            <text:p text:style-name="P9"><text:span text:style-name="T6">Concentration DC</text:span><text:span text:style-name="T11">1</text:span></text:p>
          </table:table-cell>
          <table:table-cell table:style-name="Table3.A1" office:value-type="string">
            <text:p text:style-name="P9"><text:span text:style-name="T6">Distraction</text:span></text:p>
          </table:table-cell>
        </table:table-row>
        <table:table-row table:style-name="Table3.1">
          <table:table-cell table:style-name="Table3.A2" office:value-type="string">
            <text:p text:style-name="P9"><text:span text:style-name="T1">10 + damage dealt</text:span></text:p>
          </table:table-cell>
          <table:table-cell table:style-name="Table3.A2" office:value-type="string">
            <text:p text:style-name="P9"><text:span text:style-name="T1">Damaged during the action.</text:span><text:span text:style-name="T11">2</text:span></text:p>
          </table:table-cell>
        </table:table-row>
        <table:table-row table:style-name="Table3.1">
          <table:table-cell table:style-name="Table3.A2" office:value-type="string">
            <text:p text:style-name="P3"><text:span text:style-name="T1">10 + half of continuous damage last dealt</text:span></text:p>
          </table:table-cell>
          <table:table-cell table:style-name="Table3.A2" office:value-type="string">
            <text:p text:style-name="P3"><text:span text:style-name="T1">Taking continuous damage during the action.</text:span><text:span text:style-name="T11">3</text:span></text:p>
          </table:table-cell>
        </table:table-row>
        <table:table-row table:style-name="Table3.1">
          <table:table-cell table:style-name="Table3.A2" office:value-type="string">
            <text:p text:style-name="P3"><text:span text:style-name="T1">15 + power level </text:span></text:p>
          </table:table-cell>
          <table:table-cell table:style-name="Table3.A2" office:value-type="string">
            <text:p text:style-name="P3"><text:span text:style-name="T1">Attempting to manifest a power without its display.</text:span></text:p>
          </table:table-cell>
        </table:table-row>
        <table:table-row table:style-name="Table3.1">
          <table:table-cell table:style-name="Table3.A2" office:value-type="string">
            <text:p text:style-name="P3"><text:span text:style-name="T1">15</text:span></text:p>
          </table:table-cell>
          <table:table-cell table:style-name="Table3.A2" office:value-type="string">
            <text:p text:style-name="P3"><text:span text:style-name="T1">Entangled.</text:span></text:p>
          </table:table-cell>
        </table:table-row>
        <table:table-row table:style-name="Table3.1">
          <table:table-cell table:style-name="Table3.A2" office:value-type="string">
            <text:p text:style-name="P3"><text:span text:style-name="T1">Distracting power’s save DC</text:span></text:p>
          </table:table-cell>
          <table:table-cell table:style-name="Table3.A2" office:value-type="string">
            <text:p text:style-name="P3"><text:span text:style-name="T1">Distracted by nondamaging power.</text:span><text:span text:style-name="T11">4</text:span></text:p>
          </table:table-cell>
        </table:table-row>
        <table:table-row table:style-name="Table3.1">
          <table:table-cell table:style-name="Table3.A2" office:value-type="string">
            <text:p text:style-name="P3"><text:span text:style-name="T1">20</text:span></text:p>
          </table:table-cell>
          <table:table-cell table:style-name="Table3.A2" office:value-type="string">
            <text:p text:style-name="P3"><text:span text:style-name="T1">Gain psionic focus.</text:span></text:p>
          </table:table-cell>
        </table:table-row>
        <table:table-row table:style-name="Table3.1">
          <table:table-cell table:style-name="Table3.A2" office:value-type="string">
            <text:p text:style-name="P3"><text:span text:style-name="T1">20</text:span></text:p>
          </table:table-cell>
          <table:table-cell table:style-name="Table3.A2" office:value-type="string">
            <text:p text:style-name="P3"><text:span text:style-name="T1">Grappling or pinned. (You can manifest powers normally unless you fail your Concentration check.)</text:span></text:p>
          </table:table-cell>
        </table:table-row>
        <table:table-row table:style-name="Table3.1">
          <table:table-cell table:style-name="Table3.A2" office:value-type="string">
            <text:p text:style-name="P3"><text:span text:style-name="T1">Distracting power’s save DC</text:span></text:p>
          </table:table-cell>
          <table:table-cell table:style-name="Table3.A2" office:value-type="string">
            <text:p text:style-name="P3"><text:span text:style-name="T1">Weather caused by power</text:span><text:span text:style-name="T11">4</text:span></text:p>
          </table:table-cell>
        </table:table-row>
        <table:table-row table:style-name="Table3.10">
          <table:table-cell table:style-name="Table3.A2" table:number-columns-spanned="2" office:value-type="string">
            <text:p text:style-name="P9"><text:span text:style-name="T1">1 If you are trying to manifest, concentrate on, or direct a power when the distraction occurs, add the level of the power to the indicated DC.</text:span></text:p>
          </table:table-cell>
          <table:covered-table-cell/>
        </table:table-row>
        <text:soft-page-break/>
        <table:table-row table:style-name="Table3.10">
          <table:table-cell table:style-name="Table3.A2" table:number-columns-spanned="2" office:value-type="string">
            <text:p text:style-name="P3"><text:span text:style-name="T1">2 Such as during the manifestation of a power with a manifesting time of 1 round or more. Also from an attack of opportunity or readied attack made in response to the power being manifested (for powers with a manifesting time of 1 action) or the action being taken (for activities requiring no more than a full-round action).</text:span></text:p>
          </table:table-cell>
          <table:covered-table-cell/>
        </table:table-row>
        <table:table-row table:style-name="Table3.10">
          <table:table-cell table:style-name="Table3.A2" table:number-columns-spanned="2" office:value-type="string">
            <text:p text:style-name="P3"><text:span text:style-name="T1">3 Such as from standing in natural fire or lava.</text:span></text:p>
          </table:table-cell>
          <table:covered-table-cell/>
        </table:table-row>
        <table:table-row table:style-name="Table3.10">
          <table:table-cell table:style-name="Table3.A13" table:number-columns-spanned="2" office:value-type="string">
            <text:p text:style-name="P9"><text:span text:style-name="T1">4 If the power allows no save, use the save DC it would have if it did allow a save.</text:span></text:p>
          </table:table-cell>
          <table:covered-table-cell/>
        </table:table-row>
      </table:table>
      <text:p text:style-name="P6"/>
      <text:p text:style-name="P3"><text:span text:style-name="T4">Gain Psionic Focus: </text:span><text:span text:style-name="T2">Merely holding a reservoir of psionic power points in mind gives psionic characters a special energy. Psionic characters can put that energy to work without actually paying a power point cost—they can become psionically focused as a special use of the Concentration skill.</text:span></text:p>
      <text:p text:style-name="P3"><text:span text:style-name="T2">If you have 1 or more power points available, you can meditate to attempt to become psionically focused. The DC to become psionically focused is 20. Meditating is a full-round action that provokes attacks of opportunity. When you are psionically focused, you can expend your focus on any single Concentration check you make thereafter. When you expend your focus in this manner, your Concentration check is treated as if you rolled a 15. It’s like taking 10, except that the number you add to your Concentration modifier is 15. You can also expend your focus to gain the benefit of a psionic feat—many psionic feats are activated in this way.</text:span></text:p>
      <text:p text:style-name="P3"><text:span text:style-name="T2">Once you are psionically focused, you remain focused until you expend your focus, become unconscious, or go to sleep (or enter a meditative trance, in the case of elans), or until your power point reserve drops to 0.</text:span></text:p>
      <text:p text:style-name="P3"><text:span text:style-name="T3">Action:</text:span><text:span text:style-name="T2"> Usually none. In most cases, making a Concentration check doesn’t require an action; it is either a free action (when attempted reactively) or part of another action (when attempted actively). Meditating to gain psionic focus is a full-round action.</text:span></text:p>
      <text:p text:style-name="P3"><text:span text:style-name="T3">Try Again:</text:span><text:span text:style-name="T2"> Yes, though a success doesn’t cancel the effects of a previous failure, such as the loss of the power points for a power being manifested or the disruption of a power being concentrated on.</text:span></text:p>
      <text:p text:style-name="P3"><text:span text:style-name="T3">Special:</text:span><text:span text:style-name="T2"> You can use Concentration to manifest a power or use a psi-like ability defensively, so as to avoid attacks of opportunity altogether. The DC of the check is 15 + the power’s level. If the Concentration check succeeds, you can manifest normally without provoking any attacks of opportunity. If the Concentration check fails, the power also automatically fails and the power points are wasted, just as if your concentration had been disrupted by a distraction.</text:span></text:p>
      <text:p text:style-name="P3"><text:span text:style-name="T2">A character with the Combat Manifestation feat gets a +4 bonus on Concentration checks made to manifest a power or use a psi-like ability while on the defensive or while grappling or pinned.</text:span></text:p>
      <text:p text:style-name="P3"><text:span text:style-name="T3">Synergy:</text:span><text:span text:style-name="T2"> If you have 5 or more ranks in Concentration, you get a +2 bonus on Autohypnosis checks.</text:span></text:p>
      <text:p text:style-name="P8"/>
      <text:p text:style-name="P3"><text:span text:style-name="T7">KNOWLEDGE (PSIONICS)</text:span><text:span text:style-name="T9"> </text:span><text:span text:style-name="T2">(INT)</text:span></text:p>
      <text:p text:style-name="P3"><text:span text:style-name="T2">Like the Craft and Profession skills, Knowledge actually encompasses a number of unrelated skills. This entry specifically relates to the body of lore dealing with the phenomena of psionics in all its many manifestations.</text:span></text:p>
      <text:p text:style-name="P3"><text:span text:style-name="T2">Knowledge (psionics) covers ancient mysteries, psionic traditions, psychic symbols, cryptic phrases, astral constructs, and psionic races. You can use this skill to identify psionic monsters and their special powers or vulnerabilities.</text:span></text:p>
      <text:p text:style-name="P3"><text:span text:style-name="T3">Synergy:</text:span><text:span text:style-name="T2"> If you have 5 or more ranks in Knowledge (psionics), you get a +2 bonus on Psicraft checks.</text:span></text:p>
      <text:p text:style-name="P3"><text:span text:style-name="T2">If you have 5 or more ranks in Autohypnosis, you get a +2 bonus on Knowledge (psionics) checks.</text:span></text:p>
      <text:p text:style-name="P3"><text:span text:style-name="T3">Untrained:</text:span><text:span text:style-name="T2"> An untrained Knowledge (psionics) check is simply an Intelligence check. Without actual training, you know only common knowledge (DC 10 or lower).</text:span></text:p>
      <text:p text:style-name="P8"/>
      <text:p text:style-name="P3"><text:span text:style-name="T7">PSICRAFT </text:span><text:span text:style-name="T2">(INT; TRAINED ONLY)</text:span></text:p>
      <text:p text:style-name="P3"><text:span text:style-name="T2">Use this skill to identify powers as they are manifest or powers already in place.</text:span></text:p>
      <text:p text:style-name="P3"><text:span text:style-name="T3">Check:</text:span><text:span text:style-name="T2"> You can identify powers and psionic effects. The DCs for Psicraft checks relating to various tasks are summarized on the table below.</text:span></text:p>
      <text:p text:style-name="P5"><text:soft-page-break/></text:p>
      <table:table table:name="Table4" table:style-name="Table4">
        <table:table-column table:style-name="Table4.A"/>
        <table:table-column table:style-name="Table4.B"/>
        <table:table-row table:style-name="Table4.1">
          <table:table-cell table:style-name="Table4.A1" office:value-type="string">
            <text:p text:style-name="P9"><text:span text:style-name="T6">Psicraft DC </text:span></text:p>
          </table:table-cell>
          <table:table-cell table:style-name="Table4.A1" office:value-type="string">
            <text:p text:style-name="P9"><text:span text:style-name="T6">Task</text:span></text:p>
          </table:table-cell>
        </table:table-row>
        <table:table-row table:style-name="Table4.1">
          <table:table-cell table:style-name="Table4.A2" office:value-type="string">
            <text:p text:style-name="P9"><text:span text:style-name="T1">15 + power level </text:span></text:p>
          </table:table-cell>
          <table:table-cell table:style-name="Table4.A2" office:value-type="string">
            <text:p text:style-name="P9"><text:span text:style-name="T1">Identify a power being manifested. (You must sense the power’s display, or see some visible effect, to identify a power.) No action required. No retry.</text:span></text:p>
          </table:table-cell>
        </table:table-row>
        <table:table-row table:style-name="Table4.1">
          <table:table-cell table:style-name="Table4.A2" office:value-type="string">
            <text:p text:style-name="P3"><text:span text:style-name="T1">15 + power level</text:span></text:p>
          </table:table-cell>
          <table:table-cell table:style-name="Table4.A2" office:value-type="string">
            <text:p text:style-name="P3"><text:span text:style-name="T1">When manifesting detect psionics, determine the discipline involved in the aura of a single item or creature you can see. (If the aura is not a power effect, the DC is 15 + 1/2 manifester level.) No action required.</text:span></text:p>
          </table:table-cell>
        </table:table-row>
        <table:table-row table:style-name="Table4.1">
          <table:table-cell table:style-name="Table4.A2" office:value-type="string">
            <text:p text:style-name="P3"><text:span text:style-name="T1">15 + power level</text:span></text:p>
          </table:table-cell>
          <table:table-cell table:style-name="Table4.A2" office:value-type="string">
            <text:p text:style-name="P3"><text:span text:style-name="T1">Address a power stone to figure out what power or powers it contains.</text:span></text:p>
          </table:table-cell>
        </table:table-row>
        <table:table-row table:style-name="Table4.1">
          <table:table-cell table:style-name="Table4.A2" office:value-type="string">
            <text:p text:style-name="P3"><text:span text:style-name="T1">20 + power level</text:span></text:p>
          </table:table-cell>
          <table:table-cell table:style-name="Table4.A2" office:value-type="string">
            <text:p text:style-name="P3"><text:span text:style-name="T1">Identify a power that’s already in place and in effect. You must be able to see or detect the effects of the power. No action required. No retry.</text:span></text:p>
          </table:table-cell>
        </table:table-row>
        <table:table-row table:style-name="Table4.1">
          <table:table-cell table:style-name="Table4.A2" office:value-type="string">
            <text:p text:style-name="P3"><text:span text:style-name="T1">20 + power level</text:span></text:p>
          </table:table-cell>
          <table:table-cell table:style-name="Table4.A2" office:value-type="string">
            <text:p text:style-name="P3"><text:span text:style-name="T1">Identify materials created or shaped by psionics, such as noting that a particular object was created using a metacreativity power. No action required. No retry.</text:span></text:p>
          </table:table-cell>
        </table:table-row>
        <table:table-row table:style-name="Table4.1">
          <table:table-cell table:style-name="Table4.A2" office:value-type="string">
            <text:p text:style-name="P3"><text:span text:style-name="T1">25 + power level</text:span></text:p>
          </table:table-cell>
          <table:table-cell table:style-name="Table4.A2" office:value-type="string">
            <text:p text:style-name="P3"><text:span text:style-name="T1">After rolling a saving throw against a power targeted on you, determine what that power was. No action required. No retry.</text:span></text:p>
          </table:table-cell>
        </table:table-row>
        <table:table-row table:style-name="Table4.1">
          <table:table-cell table:style-name="Table4.A2" office:value-type="string">
            <text:p text:style-name="P3"><text:span text:style-name="T1">25</text:span></text:p>
          </table:table-cell>
          <table:table-cell table:style-name="Table4.A2" office:value-type="string">
            <text:p text:style-name="P3"><text:span text:style-name="T1">Identify a psionic tattoo. Requires 1 minute. No retry.</text:span></text:p>
          </table:table-cell>
        </table:table-row>
        <table:table-row table:style-name="Table4.1">
          <table:table-cell table:style-name="Table4.A2" office:value-type="string">
            <text:p text:style-name="P3"><text:span text:style-name="T1">20</text:span></text:p>
          </table:table-cell>
          <table:table-cell table:style-name="Table4.A2" office:value-type="string">
            <text:p text:style-name="P3"><text:span text:style-name="T1">Draw a diagram to enhance manifestation of psionic dimensional anchor on a summoned creature. Requires 10 minutes. No retry. The player does not see the result of this check.</text:span></text:p>
          </table:table-cell>
        </table:table-row>
        <table:table-row table:style-name="Table4.1">
          <table:table-cell table:style-name="Table4.A10" office:value-type="string">
            <text:p text:style-name="P9"><text:span text:style-name="T1">30 or higher</text:span></text:p>
          </table:table-cell>
          <table:table-cell table:style-name="Table4.A10" office:value-type="string">
            <text:p text:style-name="P9"><text:span text:style-name="T1">Understand a strange or unique psionic effect, such as the effects of an outcrop of psionically resonant crystal. Time required varies. No retry.</text:span></text:p>
          </table:table-cell>
        </table:table-row>
      </table:table>
      <text:p text:style-name="P4"/>
      <text:p text:style-name="P3"><text:span text:style-name="T2">Additionally, certain powers allow you to gain information about psionic effects, provided that you make a successful Psicraft check as detailed in the power description.</text:span></text:p>
      <text:p text:style-name="P3"><text:span text:style-name="T3">Action: </text:span><text:span text:style-name="T2">Varies, as noted above. </text:span></text:p>
      <text:p text:style-name="P3"><text:span text:style-name="T3">Try Again:</text:span><text:span text:style-name="T2"> See above.</text:span></text:p>
      <text:p text:style-name="P3"><text:span text:style-name="T3">Special:</text:span><text:span text:style-name="T2"> A psion gains a +2 bonus on Psicraft checks when dealing with a power or effect from his discipline.</text:span></text:p>
      <text:p text:style-name="P3"><text:span text:style-name="T2">If you have the Psionic Affinity feat, you get a +2 bonus on Psicraft checks.</text:span></text:p>
      <text:p text:style-name="P3"><text:span text:style-name="T3">Synergy: </text:span><text:span text:style-name="T2">If you have 5 or more ranks in Psicraft, you get a +2 bonus on Use Psionic Device checks related to power stones.</text:span></text:p>
      <text:p text:style-name="P3"><text:span text:style-name="T2">If you have 5 or more ranks in Use Psionic Device, you get a +2 bonus on Psicraft checks to address power stones.</text:span></text:p>
      <text:p text:style-name="P8"/>
      <text:p text:style-name="P3"><text:span text:style-name="T7">USE PSIONIC DEVICE </text:span><text:span text:style-name="T2">(CHA; TRAINED ONLY)</text:span></text:p>
      <text:p text:style-name="P3"><text:soft-page-break/><text:span text:style-name="T2">Use this skill to activate psionic devices, including power stones (chunks of crystal that store specific powers) and <text:s/>dorjes (slender crystal wands charged with several uses of the same power), that otherwise you could not activate.</text:span></text:p>
      <text:p text:style-name="P3"><text:span text:style-name="T3">Check:</text:span><text:span text:style-name="T2"> You can use this skill to address a power stone (to learn what powers are encoded on it) or to activate a psionic item. This skill lets you use a psionic item as if you had the manifesting ability or class features of another class, as if you were a different race, or as if you were a different alignment.</text:span></text:p>
      <text:p text:style-name="P3"><text:span text:style-name="T2">You make Use Psionic Device checks each time you activate a device such as a dorje. If you are using the check to emulate an alignment or some other quality in an ongoing manner, you need to make the relevant emulation checks once per hour.</text:span></text:p>
      <text:p text:style-name="P3"><text:span text:style-name="T2">You must consciously choose what to emulate. That is, you must know what you are trying to emulate when you make an emulation check. The DCs for various tasks involving Use Psionic Device are summarized on the table below.</text:span></text:p>
      <text:p text:style-name="P5"/>
      <table:table table:name="Table5" table:style-name="Table5">
        <table:table-column table:style-name="Table5.A"/>
        <table:table-column table:style-name="Table5.B"/>
        <table:table-row table:style-name="Table5.1">
          <table:table-cell table:style-name="Table5.A1" office:value-type="string">
            <text:p text:style-name="P9"><text:span text:style-name="T6">Use Psionic Device DC</text:span></text:p>
          </table:table-cell>
          <table:table-cell table:style-name="Table5.A1" office:value-type="string">
            <text:p text:style-name="P9"><text:span text:style-name="T6">Task</text:span></text:p>
          </table:table-cell>
        </table:table-row>
        <table:table-row table:style-name="Table5.1">
          <table:table-cell table:style-name="Table5.A2" office:value-type="string">
            <text:p text:style-name="P9"><text:span text:style-name="T1">25</text:span></text:p>
          </table:table-cell>
          <table:table-cell table:style-name="Table5.A2" office:value-type="string">
            <text:p text:style-name="P9"><text:span text:style-name="T1">Activate blindly</text:span></text:p>
          </table:table-cell>
        </table:table-row>
        <table:table-row table:style-name="Table5.1">
          <table:table-cell table:style-name="Table5.A2" office:value-type="string">
            <text:p text:style-name="P3"><text:span text:style-name="T1">25 + power level</text:span></text:p>
          </table:table-cell>
          <table:table-cell table:style-name="Table5.A2" office:value-type="string">
            <text:p text:style-name="P3"><text:span text:style-name="T1">Address a power stone</text:span></text:p>
          </table:table-cell>
        </table:table-row>
        <table:table-row table:style-name="Table5.1">
          <table:table-cell table:style-name="Table5.A2" office:value-type="string">
            <text:p text:style-name="P3"><text:span text:style-name="T1">See text</text:span></text:p>
          </table:table-cell>
          <table:table-cell table:style-name="Table5.A2" office:value-type="string">
            <text:p text:style-name="P3"><text:span text:style-name="T1">Emulate an ability score</text:span></text:p>
          </table:table-cell>
        </table:table-row>
        <table:table-row table:style-name="Table5.1">
          <table:table-cell table:style-name="Table5.A2" office:value-type="string">
            <text:p text:style-name="P3"><text:span text:style-name="T1">30</text:span></text:p>
          </table:table-cell>
          <table:table-cell table:style-name="Table5.A2" office:value-type="string">
            <text:p text:style-name="P3"><text:span text:style-name="T1">Emulate an alignment</text:span></text:p>
          </table:table-cell>
        </table:table-row>
        <table:table-row table:style-name="Table5.1">
          <table:table-cell table:style-name="Table5.A2" office:value-type="string">
            <text:p text:style-name="P3"><text:span text:style-name="T1">20</text:span></text:p>
          </table:table-cell>
          <table:table-cell table:style-name="Table5.A2" office:value-type="string">
            <text:p text:style-name="P3"><text:span text:style-name="T1">Emulate a class feature</text:span></text:p>
          </table:table-cell>
        </table:table-row>
        <table:table-row table:style-name="Table5.1">
          <table:table-cell table:style-name="Table5.A2" office:value-type="string">
            <text:p text:style-name="P3"><text:span text:style-name="T1">25</text:span></text:p>
          </table:table-cell>
          <table:table-cell table:style-name="Table5.A2" office:value-type="string">
            <text:p text:style-name="P3"><text:span text:style-name="T1">Emulate a race</text:span></text:p>
          </table:table-cell>
        </table:table-row>
        <table:table-row table:style-name="Table5.1">
          <table:table-cell table:style-name="Table5.A2" office:value-type="string">
            <text:p text:style-name="P3"><text:span text:style-name="T1">20</text:span></text:p>
          </table:table-cell>
          <table:table-cell table:style-name="Table5.A2" office:value-type="string">
            <text:p text:style-name="P3"><text:span text:style-name="T1">Use a dorje</text:span></text:p>
          </table:table-cell>
        </table:table-row>
        <table:table-row table:style-name="Table5.1">
          <table:table-cell table:style-name="Table5.A9" office:value-type="string">
            <text:p text:style-name="P9"><text:span text:style-name="T1">20 + manifester level</text:span></text:p>
          </table:table-cell>
          <table:table-cell table:style-name="Table5.A9" office:value-type="string">
            <text:p text:style-name="P9"><text:span text:style-name="T1">Use a power stone</text:span></text:p>
          </table:table-cell>
        </table:table-row>
      </table:table>
      <text:p text:style-name="P6"/>
      <text:p text:style-name="P3"><text:span text:style-name="T4">Activate Blindly: </text:span><text:span text:style-name="T2">Some psionic items are activated by special specific thoughts or conceptions. You can activate such items as if you were using the activation method, even if you’re not and even if you don’t know it. You do have to use something equivalent. You have to wave the item around or otherwise attempt to get it to activate. You get a special +2 bonus if you’ve activated the item at least once before.</text:span></text:p>
      <text:p text:style-name="P3"><text:span text:style-name="T2">If you fail the check by 10 or more, you suffer brainburn. This brainburn affects you in the same way as brainburn that can occur when you attempt to manifest a power from a power stone, except that the damage is 1d4 points per power level instead of 1d6. Brainburn damage from activating blindly is in addition to brainburn damage from manifesting a power from a power stone.</text:span></text:p>
      <text:p text:style-name="P3"><text:span text:style-name="T4">Address a Power Stone: </text:span><text:span text:style-name="T2">Successfully addressing a power stone allows you to find out what power or powers it contains. Doing this requires 1 minute of concentration.</text:span></text:p>
      <text:p text:style-name="P3"><text:span text:style-name="T4">Emulate an Ability Score: </text:span><text:span text:style-name="T2">To manifest a power from a power stone, you need a high ability score in the appropriate ability. Your effective ability score (appropriate to the class you’re emulating when you try to manifest the power from the power stone) is your check result minus 15. If you already have a high enough score in the appropriate ability, you don’t need to make this check.</text:span></text:p>
      <text:p text:style-name="P3"><text:span text:style-name="T4">Emulate an Alignment: </text:span><text:span text:style-name="T2">Some psionic items have positive or negative effects based on your alignment. Use Psionic Device lets you use these items as if you were of an alignment of your choice. You can emulate only one alignment at a time. </text:span></text:p>
      <text:p text:style-name="P3"><text:span text:style-name="T4">Emulate a Class Feature: </text:span><text:span text:style-name="T2">Sometimes you need to use a class feature to activate a psionic item. Your effective level in the emulated class equals your check result minus 20. This skill does not let you use the class feature of another class. It just lets you activate items as if you had the class feature.</text:span></text:p>
      <text:p text:style-name="P3"><text:soft-page-break/><text:span text:style-name="T2">If the class whose feature you are emulating has an alignment requirement, you must meet it, either honestly or by emulating an appropriate alignment as a separate check (see above).</text:span></text:p>
      <text:p text:style-name="P3"><text:span text:style-name="T4">Emulate a Race: </text:span><text:span text:style-name="T2">Some psionic items work only for certain races, or work better for those of certain races. You can use such an item as if you were a race of your choice. You can emulate only one race at a time.</text:span></text:p>
      <text:p text:style-name="P3"><text:span text:style-name="T4">Use a Dorje: </text:span><text:span text:style-name="T2">Normally, to use a dorje, you must have the dorje’s power on your class power list. This use of the skill allows you to use a dorje as if you had a particular power on your class power list. This use of the skill applies to other power trigger psionic items, if applicable.</text:span></text:p>
      <text:p text:style-name="P3"><text:span text:style-name="T4">Use a Power Stone: </text:span><text:span text:style-name="T2">Normally, to manifest a power from a power stone, you must have the power stone’s power on your class power list. This use of the skill allows you to use a power stone as if you had a particular power on your class power list. The DC is equal to 20 + the manifester level of the power you are trying to manifest from the power stone. </text:span><text:span text:style-name="T4">Note: </text:span><text:span text:style-name="T2">Before you use</text:span></text:p>
      <text:p text:style-name="P3"><text:span text:style-name="T2">a power stone, you must first have addressed it to determine what powers it contains. In addition, manifesting a power from a power stone requires a minimum score (10 + power level) in the appropriate ability. If you don’t have a high enough score, you must emulate the ability score with a separate check (see above). This use of the skill applies to other power completion</text:span></text:p>
      <text:p text:style-name="P3"><text:span text:style-name="T2">psionic items.</text:span></text:p>
      <text:p text:style-name="P3"><text:span text:style-name="T3">Action:</text:span><text:span text:style-name="T2"> None. The Use Psionic Device check is made as part of the action (if any) required to activate the psionic item.</text:span></text:p>
      <text:p text:style-name="P3"><text:span text:style-name="T3">Try Again:</text:span><text:span text:style-name="T2"> Yes, but if you ever roll a natural 1 while attempting to activate an item and you fail, you can’t try to activate it again for a day.</text:span></text:p>
      <text:p text:style-name="P3"><text:span text:style-name="T3">Special:</text:span><text:span text:style-name="T2"> You cannot take 10 with this skill.</text:span></text:p>
      <text:p text:style-name="P3"><text:span text:style-name="T2">You can’t aid another on Use Psionic Device checks. Only the user of the item can attempt such a check.</text:span></text:p>
      <text:p text:style-name="P3"><text:span text:style-name="T2">A character with the Psionic Affinity feat gets a +2 bonus on Use Psionic Device checks.</text:span></text:p>
      <text:p text:style-name="P3"><text:span text:style-name="T3">Synergy: </text:span><text:span text:style-name="T2">If you have 5 or more ranks in Psicraft, you get a +2 bonus on Use Magic Device checks related to power stones.</text:span></text:p>
      <text:p text:style-name="P3"><text:span text:style-name="T2">If you have 5 or more ranks in Use Psionic Device, you get a +2 bonus on Psicraft checks to address power ston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0pt" fo:language="en" fo:country="US" style:font-name-asian="Times New Roman CE" style:font-family-asian="'Times New Roman CE'" style:font-family-generic-asian="system" style:font-pitch-asian="variable" style:font-size-asian="10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3" style:display-name="Heading 3"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Heading_20_5" style:display-name="Heading 5"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font-size-asian="12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SIONIC SKILLS</dc:title>
    <meta:initial-creator>asmith</meta:initial-creator>
    <meta:creation-date>2004-04-07T11:07:00</meta:creation-date>
    <dc:date>2004-04-07T11:07:00</dc:date>
    <meta:editing-cycles>2</meta:editing-cycles>
    <meta:editing-duration>P0D</meta:editing-duration>
    <meta:document-statistic meta:table-count="5" meta:image-count="0" meta:object-count="0" meta:page-count="7" meta:paragraph-count="158" meta:word-count="2973" meta:character-count="16942" meta:non-whitespace-character-count="14123"/>
    <meta:generator>LibreOffice/5.4.6.2$Linux_X86_64 LibreOffice_project/40m0$Build-2</meta:generator>
    <meta:user-defined meta:name="Company">Wizards of the Coast</meta:user-defined>
    <meta:user-defined meta:name="Operator">asmith</meta:user-defined>
  </office:meta>
</office:document-meta>
</file>